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3_1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Page 1]</text:p>
      <text:p text:style-name="P4">[Note: The number "70" is written in pencil and circled near the top right corner of the page.]</text:p>
      <text:p text:style-name="P5">For Parashat Kedoshim/</text:p>
      <text:p text:style-name="P4">Sovereign Legislator! <text:s/>Thou givest the people of Israel/ a code of moral laws, which has become the text book of/ civilized communities. <text:s/>And verily! in proportion/ as these will heed the teachings therein contained, so/ will the standard of justice be heightened; so will the/ principles of humanity serve as a guide alike to/ nations and to individuals. <text:s/>The false idea of honor,/ which now arrays Thy children O Lord! against each other/ in mortal conflicts, will be banished by the correct thought/ that wars are but cooly[sic!] premeditated murders. <text:s/>The/ bereaving sword will represent a relic of barbarism./ <text:s/>A sport of forbearance, a disposition to condede, a/ desire to adjust difficulties, will further the best interests/ of mankind. <text:s/>Selfishness, which stands at the basis/ of earthly governments, will disappear in the contemplation/ of that government Divine, whereby all created beings/ receive life and sustenance./</text:p>
      <text:p text:style-name="P4">But grant O god! that we--the humble instruments of social/ progress in Thy hand--may act, as if alive to the high/ significance of the words directed whilom to our understanding./</text:p>
      <text:p text:style-name="P4"/>
      <text:p text:style-name="P4">[Page 2]</text:p>
      <text:p text:style-name="P4">Thou wouldst that we be holy, which means that/ we be devoted to Thy service. <text:s/>Not by leading a purely/ meditative life; not by segregating ourselves from the/ rest of the world, but by developping[sic!] our virtuous/ instincts, even while mixing with our fellow-mortals/ in their every day's concern. <text:s/>For this are we to approach/ perfection. <text:s/>So we shall be holy, as Thou O Lord our God/ <text:soft-page-break/>art holy. <text:s/>Then parents in Israel will be refe-/-rentially spoken of, and respectfully spoken to./ <text:s/>The hoary head in our midst, will elicit tokens of reverence;/ the young will secure kindly consideration. <text:s/>Our/ judge's ermines will remain unspotted. <text:s/>Neither will/ the riches of the wealthy prove to them a fortress of/ defense, nor will the poor find in their indigence a/ screen for their dishonesty. <text:s/>The laws restraining our/ passions, curbing our appetites, the observance of which/ is the only safeguard of the social compact, will be adhered/ to by each man and woman that is called a Hebrew./ <text:s/>The love of our neighbor like that of ourselves, will be exemplified/ in our every deed, in our address, in our very motions regard-/-ing Thy creatures O Lord! whom Thou hast endowed with an/ immortal soul. <text:s/>For, Thou wouldst that none be/</text:p>
      <text:p text:style-name="P4"/>
      <text:p text:style-name="P4">[Page 3]</text:p>
      <text:p text:style-name="P4">excluded from that golden rule. <text:s/>Therefore Thou didst inspire/ Thy arch-prophet to employ a term in framing that precept,/ whose interpretation [inserted above: meaning] might admit of no/ distinction; As it is written [Hebrew]/ Yet, lest in the course of ages, posterity <text:span text:style-name="T1">might</text:span><text:span text:style-name="T2"> wrongly/ construe what Thou willest that </text:span><text:span text:style-name="T1">it</text:span><text:span text:style-name="T2"> might be deeply impressed upon/ the mind of all sentient beings, Thou didst strengthen/ the sublime ordinance just cited, by adding another, which/ enjoins upon us to love the stranger. <text:s/>For we read "Like a/ native shall be the stranger among you, Thou shalt love/ him like thyself", placing beyond a peradventure the/ signification of the ennobling command, that we must/ evince feelings of kindliness, of commiseration, of friendship/ to all the offspring of Adam, irrespective of country,/ of color or of creed. <text:s/>Oh! that these soul-elevating/ principles were engrafted on the heart of mankind at/ large. <text:s/>We would not lament this Sabbath the sorrowful/ tidings that have just </text:span><text:span text:style-name="T1">reached</text:span><text:span text:style-name="T2"> come to our hearing; even, the effect/ of deep-rooted fanaticism on our hapless coreligionists/ who dwell in iniquitous Roumania. <text:s/>No casting/ of venerable Rabbis, and prominent Israelites in dungeons/ like felons, to appease prejudice and bigotry./</text:span></text:p>
      <text:p text:style-name="P4"><text:span text:style-name="T2"/></text:p>
      <text:p text:style-name="P4"><text:span text:style-name="T2">[Page 4]</text:span></text:p>
      <text:p text:style-name="P4"><text:span text:style-name="T2">How long O Lord! how long shall the wicked triumph?/ <text:s/>They speak, they utter reproaches; they oppress Thy/ people, and afflict Thy heritage. <text:s/>They wrong/ the widow, and slay her </text:span><text:span text:style-name="T1">of</text:span><text:span text:style-name="T2"> orphans. <text:s/>Arise O/ Lord! uphold the hands of Thy servant Benjamin/ Frank Peixotto that he may bring forth justice/ to light, even Thy judgments like noon-day./ <text:s/>Then will truth be vindicated, and they who pine in/ chains and solitude, will exclaim in the language/ of the ancient Psalmist. <text:s/>"Our soul has </text:span><text:span text:style-name="T1">ex</text:span><text:span text:style-name="T2"> escaped like/ a bird from the fowler's snare. <text:s/>The snare has been/ broken, and we were saved. <text:s/>For, our help was the Lord/ of heaven and earth, whose name must be praised from/ now to the end of time."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3T15:33:12.12</meta:creation-date>
    <dc:date>2012-05-24T12:04:26.39</dc:date>
    <dc:creator>Penn Libraries</dc:creator>
    <meta:editing-duration>PT00H59M08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886" meta:character-count="5663"/>
  </office:meta>
</office:document-meta>
</file>